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b97b9" officeooo:paragraph-rsid="000b97b9"/>
    </style:style>
    <style:style style:name="P2" style:family="paragraph" style:parent-style-name="Standard">
      <style:text-properties officeooo:rsid="000c8634" officeooo:paragraph-rsid="000c8634"/>
    </style:style>
    <style:style style:name="P3" style:family="paragraph" style:parent-style-name="Standard">
      <style:text-properties officeooo:rsid="000e3b22" officeooo:paragraph-rsid="000e3b22"/>
    </style:style>
    <style:style style:name="P4" style:family="paragraph" style:parent-style-name="Standard">
      <style:text-properties officeooo:rsid="000fa02a" officeooo:paragraph-rsid="000fa02a"/>
    </style:style>
    <style:style style:name="P5" style:family="paragraph" style:parent-style-name="Standard">
      <style:text-properties officeooo:rsid="0010db78" officeooo:paragraph-rsid="0010db78"/>
    </style:style>
    <style:style style:name="P6" style:family="paragraph" style:parent-style-name="Standard">
      <style:text-properties officeooo:rsid="00125044" officeooo:paragraph-rsid="00125044"/>
    </style:style>
    <style:style style:name="P7" style:family="paragraph" style:parent-style-name="Standard">
      <style:text-properties officeooo:rsid="0014f52e" officeooo:paragraph-rsid="0014f52e"/>
    </style:style>
    <style:style style:name="P8" style:family="paragraph" style:parent-style-name="Standard">
      <style:text-properties officeooo:rsid="0015f469" officeooo:paragraph-rsid="0015f469"/>
    </style:style>
    <style:style style:name="P9" style:family="paragraph" style:parent-style-name="Standard">
      <style:text-properties officeooo:rsid="00186cf5" officeooo:paragraph-rsid="00186cf5"/>
    </style:style>
    <style:style style:name="P10" style:family="paragraph" style:parent-style-name="Standard">
      <style:text-properties officeooo:rsid="00187383" officeooo:paragraph-rsid="00187383"/>
    </style:style>
    <style:style style:name="P11" style:family="paragraph" style:parent-style-name="Standard">
      <style:text-properties officeooo:rsid="001a4584" officeooo:paragraph-rsid="001a4584"/>
    </style:style>
    <style:style style:name="P12" style:family="paragraph" style:parent-style-name="Standard">
      <style:text-properties officeooo:rsid="001c00ce" officeooo:paragraph-rsid="001c00ce"/>
    </style:style>
    <style:style style:name="P13" style:family="paragraph" style:parent-style-name="Standard">
      <style:text-properties officeooo:rsid="001d77df" officeooo:paragraph-rsid="001d77df"/>
    </style:style>
    <style:style style:name="P14" style:family="paragraph" style:parent-style-name="Standard">
      <style:text-properties officeooo:rsid="001da23d" officeooo:paragraph-rsid="001da23d"/>
    </style:style>
    <style:style style:name="P15" style:family="paragraph" style:parent-style-name="Standard">
      <style:text-properties officeooo:rsid="001f5004" officeooo:paragraph-rsid="001f5004"/>
    </style:style>
    <style:style style:name="P16" style:family="paragraph" style:parent-style-name="Standard">
      <style:text-properties officeooo:rsid="001fcc67" officeooo:paragraph-rsid="001fcc67"/>
    </style:style>
    <style:style style:name="P17" style:family="paragraph" style:parent-style-name="Standard">
      <style:text-properties officeooo:rsid="0023023d" officeooo:paragraph-rsid="0023023d"/>
    </style:style>
    <style:style style:name="P18" style:family="paragraph" style:parent-style-name="Standard">
      <style:text-properties officeooo:rsid="0024bd17" officeooo:paragraph-rsid="0024bd17"/>
    </style:style>
    <style:style style:name="P19" style:family="paragraph" style:parent-style-name="Standard">
      <style:text-properties officeooo:rsid="002575c0" officeooo:paragraph-rsid="002575c0"/>
    </style:style>
    <style:style style:name="P20" style:family="paragraph" style:parent-style-name="Standard">
      <style:text-properties officeooo:rsid="002a480e" officeooo:paragraph-rsid="002a480e"/>
    </style:style>
    <style:style style:name="P21" style:family="paragraph" style:parent-style-name="Standard">
      <style:text-properties officeooo:rsid="002d41a2" officeooo:paragraph-rsid="002d41a2"/>
    </style:style>
    <style:style style:name="P22" style:family="paragraph" style:parent-style-name="Standard">
      <style:text-properties officeooo:rsid="002e2628" officeooo:paragraph-rsid="002e2628"/>
    </style:style>
    <style:style style:name="P23" style:family="paragraph" style:parent-style-name="Standard">
      <style:text-properties officeooo:rsid="002e61af" officeooo:paragraph-rsid="002e61af"/>
    </style:style>
    <style:style style:name="P24" style:family="paragraph" style:parent-style-name="Standard">
      <style:text-properties officeooo:rsid="0030031c" officeooo:paragraph-rsid="0030031c"/>
    </style:style>
    <style:style style:name="P25" style:family="paragraph" style:parent-style-name="Standard">
      <style:text-properties officeooo:rsid="00334178" officeooo:paragraph-rsid="00334178"/>
    </style:style>
    <style:style style:name="P26" style:family="paragraph" style:parent-style-name="Standard">
      <style:text-properties officeooo:rsid="00353e13" officeooo:paragraph-rsid="00353e13"/>
    </style:style>
    <style:style style:name="P27" style:family="paragraph" style:parent-style-name="Standard">
      <style:text-properties officeooo:rsid="00356240" officeooo:paragraph-rsid="00356240"/>
    </style:style>
    <style:style style:name="P28" style:family="paragraph" style:parent-style-name="Standard">
      <style:text-properties officeooo:rsid="0037247f" officeooo:paragraph-rsid="0037247f"/>
    </style:style>
    <style:style style:name="P29" style:family="paragraph" style:parent-style-name="Standard">
      <style:text-properties officeooo:rsid="00381bd0" officeooo:paragraph-rsid="00381bd0"/>
    </style:style>
    <style:style style:name="P30" style:family="paragraph" style:parent-style-name="Standard">
      <style:text-properties officeooo:rsid="00393416" officeooo:paragraph-rsid="00393416"/>
    </style:style>
    <style:style style:name="P31" style:family="paragraph" style:parent-style-name="Standard">
      <style:text-properties officeooo:rsid="003b2878" officeooo:paragraph-rsid="003b2878"/>
    </style:style>
    <style:style style:name="T1" style:family="text">
      <style:text-properties officeooo:rsid="000f0e40"/>
    </style:style>
    <style:style style:name="T2" style:family="text">
      <style:text-properties officeooo:rsid="00105601"/>
    </style:style>
    <style:style style:name="T3" style:family="text">
      <style:text-properties officeooo:rsid="000fe7e5"/>
    </style:style>
    <style:style style:name="T4" style:family="text">
      <style:text-properties officeooo:rsid="00111646"/>
    </style:style>
    <style:style style:name="T5" style:family="text">
      <style:text-properties officeooo:rsid="0013fd0f"/>
    </style:style>
    <style:style style:name="T6" style:family="text">
      <style:text-properties officeooo:rsid="0014093e"/>
    </style:style>
    <style:style style:name="T7" style:family="text">
      <style:text-properties officeooo:rsid="0016ab5a"/>
    </style:style>
    <style:style style:name="T8" style:family="text">
      <style:text-properties officeooo:rsid="0018babd"/>
    </style:style>
    <style:style style:name="T9" style:family="text">
      <style:text-properties officeooo:rsid="001a17c7"/>
    </style:style>
    <style:style style:name="T10" style:family="text">
      <style:text-properties officeooo:rsid="001b241d"/>
    </style:style>
    <style:style style:name="T11" style:family="text">
      <style:text-properties officeooo:rsid="00214d6f"/>
    </style:style>
    <style:style style:name="T12" style:family="text">
      <style:text-properties officeooo:rsid="002691dd"/>
    </style:style>
    <style:style style:name="T13" style:family="text">
      <style:text-properties officeooo:rsid="00277a25"/>
    </style:style>
    <style:style style:name="T14" style:family="text">
      <style:text-properties officeooo:rsid="002b8cde"/>
    </style:style>
    <style:style style:name="T15" style:family="text">
      <style:text-properties officeooo:rsid="002d5f7e"/>
    </style:style>
    <style:style style:name="T16" style:family="text">
      <style:text-properties officeooo:rsid="002f6c7a"/>
    </style:style>
    <style:style style:name="T17" style:family="text">
      <style:text-properties officeooo:rsid="00317403"/>
    </style:style>
    <style:style style:name="T18" style:family="text">
      <style:text-properties officeooo:rsid="0031c28c"/>
    </style:style>
    <style:style style:name="T19" style:family="text">
      <style:text-properties officeooo:rsid="003866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shtag, hashtag, punctuation marks. Punctuation marks. Hashtag, hashtag.</text:p>
      <text:p text:style-name="P1">Hydrogen powered vehicles, hydrogen powered vehicles, H2O, one hydrogen and two oxygen.</text:p>
      <text:p text:style-name="P2">Hydrogen bomb, atomic bomb, nuclear bomb. </text:p>
      <text:p text:style-name="P3">Voiceprint recognition software, voiceprint authentication algorithm. <text:span text:style-name="T1">Facebook enables two factor authentication.</text:span></text:p>
      <text:p text:style-name="P4">Why do chicken<text:span text:style-name="T2">s</text:span> lay eggs? Animals that lay eggs. <text:span text:style-name="T3">Do flies lay eggs each time they land?</text:span></text:p>
      <text:p text:style-name="P5">Some protesters even spend nights on cold concrete. Some protesters even spend nights on cold concrete. <text:span text:style-name="T4">A concrete floor. A concrete path.</text:span></text:p>
      <text:p text:style-name="P6">Remove duplicated lines in Excel. <text:span text:style-name="T5">Remove duplicated lines in Excel. </text:span><text:span text:style-name="T6">The duplication of names caused confusion in the class. The duplication of names caused confusion in the class.</text:span></text:p>
      <text:p text:style-name="P7">The father took a knife and stabbed the vendor. The father took a knife and stabbed the vendor. </text:p>
      <text:p text:style-name="P8">She was arrested for stabbing her violent husband to death. She was arrested for stabbing her violent husband to death. <text:span text:style-name="T7">He was jailed for 15 years for stabbing his wife to death. He was jailed for 15 years for stabbing his wife to death.</text:span></text:p>
      <text:p text:style-name="P9">10 tips for expatriates in China to get a better pension. 10 tips for expatriates in China to get a better pension.</text:p>
      <text:p text:style-name="P9">Speedometer, pedometer, thermometer, a digital scale. </text:p>
      <text:p text:style-name="P9">Speedometer, pedometer, thermometer, a digital scale.</text:p>
      <text:p text:style-name="P10">How to make perfect porridge at home, 5 reasons to eat more porridge, happy baby eating porridge with spoon photo<text:span text:style-name="T8">s. </text:span><text:span text:style-name="T9">Oatmeal, steel cut oatmeal, steel cut oatmeal, Chinese used to have porridge and oatmeal for breakfast.</text:span></text:p>
      <text:p text:style-name="P11">Foreign investment has been a stimulus to domestic industry. Foreign investment has been a stimulus to domestic industry. <text:s/><text:span text:style-name="T10">Stimulus, response. Input, output. </text:span></text:p>
      <text:p text:style-name="P12">Excitation voltage, excitation voltage to the sensor.</text:p>
      <text:p text:style-name="P13">Do not open fire until you hear the command. Do not open fire until you hear the command.</text:p>
      <text:p text:style-name="P14">The terrifying Chinese National College Entrance Examination. </text:p>
      <text:p text:style-name="P14">Senior High school entrance examination, SAT Test, Standardized Test for US students.</text:p>
      <text:p text:style-name="P15">What makes diamond so valuable and expensive? What makes diamond so valuable and expensive? </text:p>
      <text:p text:style-name="P16">There are 50 calories in an Apple. An athlete in training needs a lot of calories. Walking burns calories. <text:span text:style-name="T11">A healthy diet. A healthy diet.</text:span></text:p>
      <text:p text:style-name="P17">Holiday, holidaymaker, vacation, vacationer. </text:p>
      <text:p text:style-name="P18">Do you feel stuck in life? I feel stuck in life. </text:p>
      <text:p text:style-name="P19">Measure the light <text:span text:style-name="T12">intensity</text:span>. <text:span text:style-name="T13">The more light intensity inputs, the more signals SPAD outputs.</text:span></text:p>
      <text:p text:style-name="P20">He suddenly felt an intense pain in his back. <text:span text:style-name="T14">Intense, intensity. Intense, intensity.</text:span></text:p>
      <text:p text:style-name="P21">To better suit your needs. To better suit your needs. <text:span text:style-name="T15">Find a tailor who suits your needs, budget and style. Find a tailor who suits your needs, budget and style.</text:span></text:p>
      <text:p text:style-name="P22">State-owned Enterprise, State-owned Enterprise, Private Company, Private Company.</text:p>
      <text:p text:style-name="P23">Tropical Area, Tropical Fish. <text:span text:style-name="T16">Tropical Storm. The hurricane was downgraded to a tropical storm when its speed drops down below 70 miles per hour.</text:span></text:p>
      <text:p text:style-name="P24">Your microwave will damage your health. <text:span text:style-name="T17">Your microwave will damage your health. </text:span><text:span text:style-name="T18">How to buy a microwave oven? Will you do me a favor to turn off the microwave oven before leaving? </text:span></text:p>
      <text:p text:style-name="P25">Power bank, fast charging, good price, high capacity without a heavy weight. Power bank. </text:p>
      <text:p text:style-name="P26">Guinness World Record, Guinness World Record.</text:p>
      <text:p text:style-name="P27">Corn field, soil pollution, arable land. Corn field, soil pollution, arable land. </text:p>
      <text:p text:style-name="P28">Is your company a retailer? A big Electronics Retailer.</text:p>
      <text:p text:style-name="P29">Fundamental of Electric Circuit, Fundamental of Electric Circuit. <text:span text:style-name="T19">If the foundation of the house isn’t <text:s/>stable, collapse is possible. Fundamental, foundation. </text:span></text:p>
      <text:p text:style-name="P30">Shoplift, shoplifting, shoplifter, why to do if you are arrested for shoplifting in US? Can you go to jail for shoplifting in New York? </text:p>
      <text:p text:style-name="P31">Don’t listen to what people say, watch what they do. Don’t listen to what people say, watch what they do.</text:p>
      <text:p text:style-name="P31"/>
      <text:p text:style-name="P30"><text:soft-page-break/></text:p>
      <text:p text:style-name="P23"/>
      <text:p text:style-name="P9"><text:s/></text:p>
      <text:p text:style-name="P9"/>
      <text:p text:style-name="P9"/>
      <text:p text:style-name="P8"/>
      <text:p text:style-name="P5"/>
      <text:p text:style-name="P4"/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9:28:28.510555619</meta:creation-date>
    <dc:date>2025-05-27T19:59:00.325300341</dc:date>
    <meta:editing-duration>PT30M4S</meta:editing-duration>
    <meta:editing-cycles>51</meta:editing-cycles>
    <meta:generator>LibreOffice/24.8.6.2$Linux_X86_64 LibreOffice_project/480$Build-2</meta:generator>
    <meta:document-statistic meta:table-count="0" meta:image-count="0" meta:object-count="0" meta:page-count="2" meta:paragraph-count="36" meta:word-count="583" meta:character-count="3679" meta:non-whitespace-character-count="3115"/>
  </office:meta>
</office:document-meta>
</file>